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10-02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764" calcext:value-type="float">
            <text:p>26.8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16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384" calcext:value-type="float">
            <text:p>26.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5552" calcext:value-type="float">
            <text:p>26.8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9456" calcext:value-type="float">
            <text:p>26.8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6888" calcext:value-type="float">
            <text:p>26.91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0896" calcext:value-type="float">
            <text:p>26.98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5656" calcext:value-type="float">
            <text:p>26.96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3568" calcext:value-type="float">
            <text:p>27.02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27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2816" calcext:value-type="float">
            <text:p>27.1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0144" calcext:value-type="float">
            <text:p>27.06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8808" calcext:value-type="float">
            <text:p>27.0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9184" calcext:value-type="float">
            <text:p>26.99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71752" calcext:value-type="float">
            <text:p>26.97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2128" calcext:value-type="float">
            <text:p>26.9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2608" calcext:value-type="float">
            <text:p>26.96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1816" calcext:value-type="float">
            <text:p>26.72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17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6368" calcext:value-type="float">
            <text:p>26.5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38" calcext:value-type="float">
            <text:p>26.59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23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0856" calcext:value-type="float">
            <text:p>26.66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1064" calcext:value-type="float">
            <text:p>26.80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9352" calcext:value-type="float">
            <text:p>26.81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3464" calcext:value-type="float">
            <text:p>26.95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6616" calcext:value-type="float">
            <text:p>27.02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1376" calcext:value-type="float">
            <text:p>27.01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6072" calcext:value-type="float">
            <text:p>27.24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24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3024" calcext:value-type="float">
            <text:p>27.24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82" calcext:value-type="float">
            <text:p>27.5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5256" calcext:value-type="float">
            <text:p>27.5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2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7448" calcext:value-type="float">
            <text:p>27.5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3272" calcext:value-type="float">
            <text:p>27.7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8032" calcext:value-type="float">
            <text:p>27.6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2312" calcext:value-type="float">
            <text:p>27.6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36216" calcext:value-type="float">
            <text:p>27.6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48408" calcext:value-type="float">
            <text:p>27.6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8888" calcext:value-type="float">
            <text:p>27.6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1456" calcext:value-type="float">
            <text:p>27.6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964" calcext:value-type="float">
            <text:p>27.59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8512" calcext:value-type="float">
            <text:p>27.7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9368" calcext:value-type="float">
            <text:p>27.7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7584" calcext:value-type="float">
            <text:p>27.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6696" calcext:value-type="float">
            <text:p>27.6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06" calcext:value-type="float">
            <text:p>27.6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632" calcext:value-type="float">
            <text:p>27.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57552" calcext:value-type="float">
            <text:p>27.65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8784" calcext:value-type="float">
            <text:p>27.6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488" calcext:value-type="float">
            <text:p>27.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8304" calcext:value-type="float">
            <text:p>27.5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1832" calcext:value-type="float">
            <text:p>27.6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2688" calcext:value-type="float">
            <text:p>27.6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6592" calcext:value-type="float">
            <text:p>27.59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916" calcext:value-type="float">
            <text:p>27.5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17928" calcext:value-type="float">
            <text:p>27.6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7072" calcext:value-type="float">
            <text:p>27.6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5632" calcext:value-type="float">
            <text:p>27.5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3544" calcext:value-type="float">
            <text:p>27.5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6112" calcext:value-type="float">
            <text:p>27.5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7824" calcext:value-type="float">
            <text:p>27.5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7616" calcext:value-type="float">
            <text:p>27.4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4192" calcext:value-type="float">
            <text:p>27.44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344" calcext:value-type="float">
            <text:p>27.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5152" calcext:value-type="float">
            <text:p>27.50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0768" calcext:value-type="float">
            <text:p>27.48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11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8576" calcext:value-type="float">
            <text:p>27.46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248" calcext:value-type="float">
            <text:p>27.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5048" calcext:value-type="float">
            <text:p>27.43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5424" calcext:value-type="float">
            <text:p>27.39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7136" calcext:value-type="float">
            <text:p>27.37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2752" calcext:value-type="float">
            <text:p>27.35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656" calcext:value-type="float">
            <text:p>27.3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6176" calcext:value-type="float">
            <text:p>27.31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9224" calcext:value-type="float">
            <text:p>27.31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0832" calcext:value-type="float">
            <text:p>27.23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2648" calcext:value-type="float">
            <text:p>27.28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8368" calcext:value-type="float">
            <text:p>27.32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7032" calcext:value-type="float">
            <text:p>27.30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8744" calcext:value-type="float">
            <text:p>27.28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12-13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27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0264" calcext:value-type="float">
            <text:p>28.0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98928" calcext:value-type="float">
            <text:p>27.9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504" calcext:value-type="float">
            <text:p>28.0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128" calcext:value-type="float">
            <text:p>28.0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9032" calcext:value-type="float">
            <text:p>28.0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50744" calcext:value-type="float">
            <text:p>28.0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0368" calcext:value-type="float">
            <text:p>28.09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3416" calcext:value-type="float">
            <text:p>28.0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8656" calcext:value-type="float">
            <text:p>28.10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5608" calcext:value-type="float">
            <text:p>28.1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99512" calcext:value-type="float">
            <text:p>28.0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81224" calcext:value-type="float">
            <text:p>28.08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62936" calcext:value-type="float">
            <text:p>28.06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2456" calcext:value-type="float">
            <text:p>28.0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83688" calcext:value-type="float">
            <text:p>27.9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6632" calcext:value-type="float">
            <text:p>27.9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5776" calcext:value-type="float">
            <text:p>27.9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1872" calcext:value-type="float">
            <text:p>27.9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444" calcext:value-type="float">
            <text:p>27.90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07488" calcext:value-type="float">
            <text:p>27.9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0536" calcext:value-type="float">
            <text:p>27.9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824" calcext:value-type="float">
            <text:p>27.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5672" calcext:value-type="float">
            <text:p>27.85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5192" calcext:value-type="float">
            <text:p>27.8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1288" calcext:value-type="float">
            <text:p>27.8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396" calcext:value-type="float">
            <text:p>27.8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5296" calcext:value-type="float">
            <text:p>27.89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968" calcext:value-type="float">
            <text:p>27.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584" calcext:value-type="float">
            <text:p>27.9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77008" calcext:value-type="float">
            <text:p>27.87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3104" calcext:value-type="float">
            <text:p>27.88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1768" calcext:value-type="float">
            <text:p>27.8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9576" calcext:value-type="float">
            <text:p>27.8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7864" calcext:value-type="float">
            <text:p>27.86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2624" calcext:value-type="float">
            <text:p>27.85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34336" calcext:value-type="float">
            <text:p>27.8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22144" calcext:value-type="float">
            <text:p>27.8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4232" calcext:value-type="float">
            <text:p>27.7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6424" calcext:value-type="float">
            <text:p>27.7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1664" calcext:value-type="float">
            <text:p>27.7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9472" calcext:value-type="float">
            <text:p>27.7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5568" calcext:value-type="float">
            <text:p>27.7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9776" calcext:value-type="float">
            <text:p>27.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8252" calcext:value-type="float">
            <text:p>27.78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8992" calcext:value-type="float">
            <text:p>27.7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5088" calcext:value-type="float">
            <text:p>27.75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29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2896" calcext:value-type="float">
            <text:p>27.7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24608" calcext:value-type="float">
            <text:p>27.7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9848" calcext:value-type="float">
            <text:p>27.7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2416" calcext:value-type="float">
            <text:p>27.7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3648" calcext:value-type="float">
            <text:p>27.6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4128" calcext:value-type="float">
            <text:p>27.6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7176" calcext:value-type="float">
            <text:p>27.6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9108" calcext:value-type="float">
            <text:p>27.6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69744" calcext:value-type="float">
            <text:p>27.6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4024" calcext:value-type="float">
            <text:p>27.6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90496" calcext:value-type="float">
            <text:p>27.59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4296" calcext:value-type="float">
            <text:p>27.51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1144" calcext:value-type="float">
            <text:p>27.44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056" calcext:value-type="float">
            <text:p>27.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34" calcext:value-type="float">
            <text:p>27.2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4632" calcext:value-type="float">
            <text:p>27.15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0728" calcext:value-type="float">
            <text:p>27.1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5112" calcext:value-type="float">
            <text:p>27.1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292" calcext:value-type="float">
            <text:p>27.17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7304" calcext:value-type="float">
            <text:p>27.19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96" calcext:value-type="float">
            <text:p>27.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7512" calcext:value-type="float">
            <text:p>27.33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2168" calcext:value-type="float">
            <text:p>27.2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5216" calcext:value-type="float">
            <text:p>27.2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388" calcext:value-type="float">
            <text:p>27.23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864" calcext:value-type="float">
            <text:p>27.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768" calcext:value-type="float">
            <text:p>27.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5592" calcext:value-type="float">
            <text:p>27.21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816" calcext:value-type="float">
            <text:p>27.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6928" calcext:value-type="float">
            <text:p>27.23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39976" calcext:value-type="float">
            <text:p>27.23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4048" calcext:value-type="float">
            <text:p>27.0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82064" calcext:value-type="float">
            <text:p>27.1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8328" calcext:value-type="float">
            <text:p>27.00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6824" calcext:value-type="float">
            <text:p>27.1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8536" calcext:value-type="float">
            <text:p>27.1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9664" calcext:value-type="float">
            <text:p>27.02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5864" calcext:value-type="float">
            <text:p>27.1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2052" calcext:value-type="float">
            <text:p>27.02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6136" calcext:value-type="float">
            <text:p>26.99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672" calcext:value-type="float">
            <text:p>27.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3776" calcext:value-type="float">
            <text:p>27.16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9288" calcext:value-type="float">
            <text:p>27.06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576" calcext:value-type="float">
            <text:p>27.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148" calcext:value-type="float">
            <text:p>27.08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7096" calcext:value-type="float">
            <text:p>27.05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3944" calcext:value-type="float">
            <text:p>26.98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3672" calcext:value-type="float">
            <text:p>27.09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2336" calcext:value-type="float">
            <text:p>27.07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7576" calcext:value-type="float">
            <text:p>27.0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244" calcext:value-type="float">
            <text:p>27.14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68704" calcext:value-type="float">
            <text:p>26.96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4424" calcext:value-type="float">
            <text:p>27.0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5384" calcext:value-type="float">
            <text:p>27.07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6344" calcext:value-type="float">
            <text:p>27.13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06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624" calcext:value-type="float">
            <text:p>27.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4904" calcext:value-type="float">
            <text:p>27.04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3192" calcext:value-type="float">
            <text:p>27.06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1104" calcext:value-type="float">
            <text:p>27.1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528" calcext:value-type="float">
            <text:p>27.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78432" calcext:value-type="float">
            <text:p>27.07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17472" calcext:value-type="float">
            <text:p>27.0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2712" calcext:value-type="float">
            <text:p>27.03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7952" calcext:value-type="float">
            <text:p>27.04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1856" calcext:value-type="float">
            <text:p>27.04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23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0624" calcext:value-type="float">
            <text:p>27.0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8056" calcext:value-type="float">
            <text:p>27.1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3296" calcext:value-type="float">
            <text:p>27.13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9392" calcext:value-type="float">
            <text:p>27.1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69872" calcext:value-type="float">
            <text:p>27.1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6448" calcext:value-type="float">
            <text:p>27.20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9496" calcext:value-type="float">
            <text:p>27.20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5968" calcext:value-type="float">
            <text:p>27.17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45488" calcext:value-type="float">
            <text:p>27.14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4256" calcext:value-type="float">
            <text:p>27.1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532" calcext:value-type="float">
            <text:p>27.32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51584" calcext:value-type="float">
            <text:p>27.15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7408" calcext:value-type="float">
            <text:p>27.26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6552" calcext:value-type="float">
            <text:p>27.27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436" calcext:value-type="float">
            <text:p>27.2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9704" calcext:value-type="float">
            <text:p>27.3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1792" calcext:value-type="float">
            <text:p>27.29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22272" calcext:value-type="float">
            <text:p>27.32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1896" calcext:value-type="float">
            <text:p>27.3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3816" calcext:value-type="float">
            <text:p>27.4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8096" calcext:value-type="float">
            <text:p>27.4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5736" calcext:value-type="float">
            <text:p>27.6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872" calcext:value-type="float">
            <text:p>27.5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0016" calcext:value-type="float">
            <text:p>27.5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9536" calcext:value-type="float">
            <text:p>27.52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6968" calcext:value-type="float">
            <text:p>27.5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28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1352" calcext:value-type="float">
            <text:p>27.5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868" calcext:value-type="float">
            <text:p>27.53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5528" calcext:value-type="float">
            <text:p>27.46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0288" calcext:value-type="float">
            <text:p>27.45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4672" calcext:value-type="float">
            <text:p>27.47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4568" calcext:value-type="float">
            <text:p>27.40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0664" calcext:value-type="float">
            <text:p>27.4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8848" calcext:value-type="float">
            <text:p>27.35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3608" calcext:value-type="float">
            <text:p>27.34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98472" calcext:value-type="float">
            <text:p>27.39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9808" calcext:value-type="float">
            <text:p>27.41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8952" calcext:value-type="float">
            <text:p>27.42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0184" calcext:value-type="float">
            <text:p>27.38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2856" calcext:value-type="float">
            <text:p>27.42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4088" calcext:value-type="float">
            <text:p>27.37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9432" calcext:value-type="float">
            <text:p>27.45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1624" calcext:value-type="float">
            <text:p>27.47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9912" calcext:value-type="float">
            <text:p>27.48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6008" calcext:value-type="float">
            <text:p>27.49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3336" calcext:value-type="float">
            <text:p>27.4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7772" calcext:value-type="float">
            <text:p>27.47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7344" calcext:value-type="float">
            <text:p>27.51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02104" calcext:value-type="float">
            <text:p>27.5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6488" calcext:value-type="float">
            <text:p>27.5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392" calcext:value-type="float">
            <text:p>27.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44776" calcext:value-type="float">
            <text:p>27.54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32584" calcext:value-type="float">
            <text:p>27.53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0392" calcext:value-type="float">
            <text:p>27.52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1248" calcext:value-type="float">
            <text:p>27.51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9056" calcext:value-type="float">
            <text:p>27.49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676" calcext:value-type="float">
            <text:p>27.41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5904" calcext:value-type="float">
            <text:p>27.4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56384" calcext:value-type="float">
            <text:p>27.45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4724" calcext:value-type="float">
            <text:p>27.44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13712" calcext:value-type="float">
            <text:p>27.4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9328" calcext:value-type="float">
            <text:p>27.3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64944" calcext:value-type="float">
            <text:p>27.36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4464" calcext:value-type="float">
            <text:p>27.3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1416" calcext:value-type="float">
            <text:p>27.33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3128" calcext:value-type="float">
            <text:p>27.31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0456" calcext:value-type="float">
            <text:p>27.2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58264" calcext:value-type="float">
            <text:p>27.25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484" calcext:value-type="float">
            <text:p>27.2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0936" calcext:value-type="float">
            <text:p>27.3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03984" calcext:value-type="float">
            <text:p>27.30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2544" calcext:value-type="float">
            <text:p>27.21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61312" calcext:value-type="float">
            <text:p>27.26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4736" calcext:value-type="float">
            <text:p>27.22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91208" calcext:value-type="float">
            <text:p>27.1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79016" calcext:value-type="float">
            <text:p>27.17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30248" calcext:value-type="float">
            <text:p>27.13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08912" calcext:value-type="float">
            <text:p>27.10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5008" calcext:value-type="float">
            <text:p>27.11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4528" calcext:value-type="float">
            <text:p>27.0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51" calcext:value-type="float">
            <text:p>27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02232" calcext:value-type="float">
            <text:p>27.00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86992" calcext:value-type="float">
            <text:p>26.9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432" calcext:value-type="float">
            <text:p>26.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2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8768" calcext:value-type="float">
            <text:p>26.71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0336" calcext:value-type="float">
            <text:p>26.31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9104" calcext:value-type="float">
            <text:p>26.35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15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1568" calcext:value-type="float">
            <text:p>26.26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4512" calcext:value-type="float">
            <text:p>26.19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4616" calcext:value-type="float">
            <text:p>26.26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8896" calcext:value-type="float">
            <text:p>26.21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4032" calcext:value-type="float">
            <text:p>26.16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7184" calcext:value-type="float">
            <text:p>26.23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8144" calcext:value-type="float">
            <text:p>26.2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6328" calcext:value-type="float">
            <text:p>26.2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66" calcext:value-type="float">
            <text:p>26.1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5848" calcext:value-type="float">
            <text:p>26.21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1944" calcext:value-type="float">
            <text:p>26.22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756" calcext:value-type="float">
            <text:p>26.19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04" calcext:value-type="float">
            <text:p>26.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7248" calcext:value-type="float">
            <text:p>25.9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20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4408" calcext:value-type="float">
            <text:p>26.1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3824" calcext:value-type="float">
            <text:p>26.02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8208" calcext:value-type="float">
            <text:p>26.04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2136" calcext:value-type="float">
            <text:p>26.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0024" calcext:value-type="float">
            <text:p>26.10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612" calcext:value-type="float">
            <text:p>26.10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6224" calcext:value-type="float">
            <text:p>26.17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184" calcext:value-type="float">
            <text:p>26.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3176" calcext:value-type="float">
            <text:p>26.17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5472" calcext:value-type="float">
            <text:p>26.2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03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5952" calcext:value-type="float">
            <text:p>26.28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3384" calcext:value-type="float">
            <text:p>26.31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3008" calcext:value-type="float">
            <text:p>26.3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5576" calcext:value-type="float">
            <text:p>26.32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4344" calcext:value-type="float">
            <text:p>26.3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2528" calcext:value-type="float">
            <text:p>26.32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22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4176" calcext:value-type="float">
            <text:p>26.5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2776" calcext:value-type="float">
            <text:p>26.78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0688" calcext:value-type="float">
            <text:p>26.8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1544" calcext:value-type="float">
            <text:p>26.83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1168" calcext:value-type="float">
            <text:p>26.87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0312" calcext:value-type="float">
            <text:p>26.8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6032" calcext:value-type="float">
            <text:p>26.92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0416" calcext:value-type="float">
            <text:p>26.9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1272" calcext:value-type="float">
            <text:p>26.94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4696" calcext:value-type="float">
            <text:p>26.90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10792" calcext:value-type="float">
            <text:p>26.91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7744" calcext:value-type="float">
            <text:p>26.90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2984" calcext:value-type="float">
            <text:p>26.92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47368" calcext:value-type="float">
            <text:p>26.94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2908" calcext:value-type="float">
            <text:p>26.9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92504" calcext:value-type="float">
            <text:p>26.89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9832" calcext:value-type="float">
            <text:p>26.84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5072" calcext:value-type="float">
            <text:p>26.86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4216" calcext:value-type="float">
            <text:p>26.8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8976" calcext:value-type="float">
            <text:p>26.85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812" calcext:value-type="float">
            <text:p>26.8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62024" calcext:value-type="float">
            <text:p>26.86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43736" calcext:value-type="float">
            <text:p>26.84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8496" calcext:value-type="float">
            <text:p>26.82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34592" calcext:value-type="float">
            <text:p>26.83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5448" calcext:value-type="float">
            <text:p>26.82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13256" calcext:value-type="float">
            <text:p>26.81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4112" calcext:value-type="float">
            <text:p>26.80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192" calcext:value-type="float">
            <text:p>26.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5344" calcext:value-type="float">
            <text:p>26.75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2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1192" calcext:value-type="float">
            <text:p>26.30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9752" calcext:value-type="float">
            <text:p>26.20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5056" calcext:value-type="float">
            <text:p>25.97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9232" calcext:value-type="float">
            <text:p>25.8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2176" calcext:value-type="float">
            <text:p>25.79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79984" calcext:value-type="float">
            <text:p>25.77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95224" calcext:value-type="float">
            <text:p>25.7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318" calcext:value-type="float">
            <text:p>25.8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0944" calcext:value-type="float">
            <text:p>25.84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43992" calcext:value-type="float">
            <text:p>25.8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8752" calcext:value-type="float">
            <text:p>25.82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0464" calcext:value-type="float">
            <text:p>25.8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6832" calcext:value-type="float">
            <text:p>25.7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2072" calcext:value-type="float">
            <text:p>25.7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4036" calcext:value-type="float">
            <text:p>25.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37312" calcext:value-type="float">
            <text:p>25.73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5496" calcext:value-type="float">
            <text:p>25.6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7208" calcext:value-type="float">
            <text:p>25.66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58064" calcext:value-type="float">
            <text:p>25.6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6728" calcext:value-type="float">
            <text:p>25.6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12344" calcext:value-type="float">
            <text:p>25.61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1488" calcext:value-type="float">
            <text:p>25.62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27584" calcext:value-type="float">
            <text:p>25.6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5748" calcext:value-type="float">
            <text:p>25.5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02616" calcext:value-type="float">
            <text:p>25.50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78232" calcext:value-type="float">
            <text:p>25.47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6604" calcext:value-type="float">
            <text:p>25.46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59944" calcext:value-type="float">
            <text:p>25.45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4224" calcext:value-type="float">
            <text:p>25.41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17272" calcext:value-type="float">
            <text:p>25.4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7648" calcext:value-type="float">
            <text:p>25.37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412" calcext:value-type="float">
            <text:p>25.34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3744" calcext:value-type="float">
            <text:p>25.3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746" calcext:value-type="float">
            <text:p>25.3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8984" calcext:value-type="float">
            <text:p>25.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8984" calcext:value-type="float">
            <text:p>25.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2408" calcext:value-type="float">
            <text:p>25.36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0216" calcext:value-type="float">
            <text:p>25.35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7168" calcext:value-type="float">
            <text:p>25.34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4976" calcext:value-type="float">
            <text:p>25.33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4496" calcext:value-type="float">
            <text:p>25.30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22" calcext:value-type="float">
            <text:p>25.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316" calcext:value-type="float">
            <text:p>25.28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8504" calcext:value-type="float">
            <text:p>25.36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4392" calcext:value-type="float">
            <text:p>25.23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4768" calcext:value-type="float">
            <text:p>25.19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4872" calcext:value-type="float">
            <text:p>25.26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18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9736" calcext:value-type="float">
            <text:p>25.3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2784" calcext:value-type="float">
            <text:p>25.32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31928" calcext:value-type="float">
            <text:p>25.33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41072" calcext:value-type="float">
            <text:p>25.34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7064" calcext:value-type="float">
            <text:p>25.27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6688" calcext:value-type="float">
            <text:p>25.31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5832" calcext:value-type="float">
            <text:p>25.32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1364" calcext:value-type="float">
            <text:p>25.31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1824" calcext:value-type="float">
            <text:p>25.2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744" calcext:value-type="float">
            <text:p>25.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3056" calcext:value-type="float">
            <text:p>25.2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8672" calcext:value-type="float">
            <text:p>25.1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31344" calcext:value-type="float">
            <text:p>25.23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3536" calcext:value-type="float">
            <text:p>25.24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0008" calcext:value-type="float">
            <text:p>25.21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5728" calcext:value-type="float">
            <text:p>25.25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4016" calcext:value-type="float">
            <text:p>25.27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6584" calcext:value-type="float">
            <text:p>25.2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5248" calcext:value-type="float">
            <text:p>25.22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3912" calcext:value-type="float">
            <text:p>25.20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97816" calcext:value-type="float">
            <text:p>25.19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82576" calcext:value-type="float">
            <text:p>25.18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0384" calcext:value-type="float">
            <text:p>25.17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79528" calcext:value-type="float">
            <text:p>25.1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6376" calcext:value-type="float">
            <text:p>25.10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16104" calcext:value-type="float">
            <text:p>25.2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0696" calcext:value-type="float">
            <text:p>25.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9904" calcext:value-type="float">
            <text:p>25.13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33808" calcext:value-type="float">
            <text:p>25.13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2096" calcext:value-type="float">
            <text:p>25.15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5144" calcext:value-type="float">
            <text:p>25.15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5896" calcext:value-type="float">
            <text:p>25.07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3704" calcext:value-type="float">
            <text:p>25.06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6648" calcext:value-type="float">
            <text:p>24.99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2368" calcext:value-type="float">
            <text:p>25.04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97232" calcext:value-type="float">
            <text:p>25.09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9048" calcext:value-type="float">
            <text:p>25.14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58192" calcext:value-type="float">
            <text:p>25.15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27712" calcext:value-type="float">
            <text:p>25.12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504" calcext:value-type="float">
            <text:p>25.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932" calcext:value-type="float">
            <text:p>25.03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36272" calcext:value-type="float">
            <text:p>25.03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72848" calcext:value-type="float">
            <text:p>25.07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81992" calcext:value-type="float">
            <text:p>25.08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814" calcext:value-type="float">
            <text:p>25.816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016115862069" calcext:value-type="float">
            <text:p>25.40161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96744" calcext:value-type="float">
            <text:p>25.639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7631724138" calcext:value-type="float">
            <text:p>25.786763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58724" calcext:value-type="float">
            <text:p>25.8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45328" calcext:value-type="float">
            <text:p>25.95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282" calcext:value-type="float">
            <text:p>26.005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3347096774" calcext:value-type="float">
            <text:p>26.0173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09184" calcext:value-type="float">
            <text:p>25.94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3770322581" calcext:value-type="float">
            <text:p>25.9503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79544827586" calcext:value-type="float">
            <text:p>25.93795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1347096774" calcext:value-type="float">
            <text:p>25.94113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16487741935" calcext:value-type="float">
            <text:p>26.39164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82376" calcext:value-type="float">
            <text:p>26.488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20316" calcext:value-type="float">
            <text:p>26.872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672232258064" calcext:value-type="float">
            <text:p>27.0672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40479483871" calcext:value-type="float">
            <text:p>27.04047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399256" calcext:value-type="float">
            <text:p>27.03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835447741935" calcext:value-type="float">
            <text:p>27.08354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17624" calcext:value-type="float">
            <text:p>27.21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354963870968" calcext:value-type="float">
            <text:p>27.33549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19751428571" calcext:value-type="float">
            <text:p>27.34197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461643870968" calcext:value-type="float">
            <text:p>27.34616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44116129032" calcext:value-type="float">
            <text:p>27.5544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620129655172" calcext:value-type="float">
            <text:p>27.562012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074507096774" calcext:value-type="float">
            <text:p>27.70745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67132" calcext:value-type="float">
            <text:p>27.956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4149677419" calcext:value-type="float">
            <text:p>28.0114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607847741935" calcext:value-type="float">
            <text:p>27.860784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142448" calcext:value-type="float">
            <text:p>27.71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793855483871" calcext:value-type="float">
            <text:p>27.5793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503132" calcext:value-type="float">
            <text:p>27.550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15672516129" calcext:value-type="float">
            <text:p>27.51567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600851428571" calcext:value-type="float">
            <text:p>27.46008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27575483871" calcext:value-type="float">
            <text:p>27.427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281136" calcext:value-type="float">
            <text:p>27.5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01672" calcext:value-type="float">
            <text:p>27.60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438792258064" calcext:value-type="float">
            <text:p>27.743879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1333" calcext:value-type="float">
            <text:p>27.91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751339354839" calcext:value-type="float">
            <text:p>27.97513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75398709677" calcext:value-type="float">
            <text:p>28.0275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350468" calcext:value-type="float">
            <text:p>28.035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90841290323" calcext:value-type="float">
            <text:p>28.01908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57376" calcext:value-type="float">
            <text:p>28.07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25716129032" calcext:value-type="float">
            <text:p>28.072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745837142857" calcext:value-type="float">
            <text:p>28.07458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69150967742" calcext:value-type="float">
            <text:p>28.116915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522412" calcext:value-type="float">
            <text:p>28.752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989008" calcext:value-type="float">
            <text:p>28.89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17544" calcext:value-type="float">
            <text:p>29.1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87728" calcext:value-type="float">
            <text:p>29.398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506490322581" calcext:value-type="float">
            <text:p>29.6506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47669677419" calcext:value-type="float">
            <text:p>29.6847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82696" calcext:value-type="float">
            <text:p>29.53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4584516129" calcext:value-type="float">
            <text:p>29.4654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85264" calcext:value-type="float">
            <text:p>29.408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7256" calcext:value-type="float">
            <text:p>29.37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74344827586" calcext:value-type="float">
            <text:p>29.39743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93162580645" calcext:value-type="float">
            <text:p>29.4093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329509677419" calcext:value-type="float">
            <text:p>29.6329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58688" calcext:value-type="float">
            <text:p>29.78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566289032258" calcext:value-type="float">
            <text:p>29.956628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46288" calcext:value-type="float">
            <text:p>30.02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10396" calcext:value-type="float">
            <text:p>30.111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63801290323" calcext:value-type="float">
            <text:p>30.0063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10984" calcext:value-type="float">
            <text:p>29.92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259581935484" calcext:value-type="float">
            <text:p>29.82595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66056" calcext:value-type="float">
            <text:p>29.68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61261935484" calcext:value-type="float">
            <text:p>29.646126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42492857143" calcext:value-type="float">
            <text:p>29.644249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922945806452" calcext:value-type="float">
            <text:p>29.59229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0807" calcext:value-type="float">
            <text:p>29.570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484260869565" calcext:value-type="float">
            <text:p>29.648426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98667826087" calcext:value-type="float">
            <text:p>30.10986678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6043" calcext:value-type="float">
            <text:p>30.316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754868571429" calcext:value-type="float">
            <text:p>30.07548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52512" calcext:value-type="float">
            <text:p>29.97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05096" calcext:value-type="float">
            <text:p>30.1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88078" calcext:value-type="float">
            <text:p>30.088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17104" calcext:value-type="float">
            <text:p>29.99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800954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6704" calcext:value-type="float">
            <text:p>30.01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560" meta:object-count="0"/>
    <meta:user-defined meta:name="AppVersion">3.0</meta:user-defined>
  </office:meta>
</office:document-meta>
</file>